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47b8b8" draw:textarea-horizontal-align="center" draw:textarea-vertical-align="middle"/>
    </style:style>
    <style:style style:name="gr4" style:family="graphic" style:parent-style-name="standard">
      <style:graphic-properties draw:fill-color="#198a8a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00cccc" draw:textarea-horizontal-align="center" draw:textarea-vertical-align="middle"/>
    </style:style>
    <style:style style:name="gr7" style:family="graphic" style:parent-style-name="standard">
      <style:graphic-properties draw:fill-color="#006b6b" draw:textarea-horizontal-align="center" draw:textarea-vertical-align="middle"/>
    </style:style>
    <style:style style:name="gr8" style:family="graphic" style:parent-style-name="standard">
      <style:graphic-properties draw:fill-color="#33a3a3" draw:textarea-horizontal-align="center" draw:textarea-vertical-align="middle"/>
    </style:style>
    <style:style style:name="gr9" style:family="graphic" style:parent-style-name="standard">
      <style:graphic-properties draw:fill-color="#e6ff00" draw:textarea-horizontal-align="center" draw:textarea-vertical-align="middle"/>
    </style:style>
    <style:style style:name="gr10" style:family="graphic" style:parent-style-name="standard">
      <style:graphic-properties svg:stroke-width="0.4cm" svg:stroke-color="#9999cc" draw:marker-start-width="0.9cm" draw:marker-end="Arrow" draw:marker-end-width="0.9cm" draw:textarea-horizontal-align="center" draw:textarea-vertical-align="middle" fo:padding-top="0.2cm" fo:padding-bottom="0.2cm" fo:padding-left="0.2cm" fo:padding-right="0.2cm"/>
    </style:style>
    <style:style style:name="gr11" style:family="graphic" style:parent-style-name="standard">
      <style:graphic-properties draw:fill-color="#33a3a3" draw:textarea-horizontal-align="center" draw:textarea-vertical-align="middle"/>
    </style:style>
    <style:style style:name="gr12" style:family="graphic" style:parent-style-name="standard">
      <style:graphic-properties draw:fill-color="#00cccc" draw:textarea-horizontal-align="center" draw:textarea-vertical-align="middle"/>
    </style:style>
    <style:style style:name="gr13" style:family="graphic" style:parent-style-name="standard">
      <style:graphic-properties draw:fill-color="#00dcff" draw:textarea-horizontal-align="center" draw:textarea-vertical-align="middle"/>
    </style:style>
    <style:style style:name="gr14" style:family="graphic" style:parent-style-name="standard">
      <style:graphic-properties draw:fill-color="#23b8dc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1">
      <style:graphic-properties draw:fill-color="#ff9966" draw:textarea-horizontal-align="center" draw:textarea-vertical-align="middle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objectwithoutfill">
      <style:graphic-properties draw:stroke="dash" draw:stroke-dash="Fine_20_Dotted" svg:stroke-color="#800000" draw:fill="none" draw:textarea-horizontal-align="center" draw:textarea-vertical-align="middle"/>
    </style:style>
    <style:style style:name="gr19" style:family="graphic" style:parent-style-name="standard">
      <style:graphic-properties draw:fill-color="#9999cc" draw:textarea-horizontal-align="center" draw:textarea-vertical-align="middle"/>
    </style:style>
    <style:style style:name="gr20" style:family="graphic" style:parent-style-name="standard">
      <style:graphic-properties draw:fill-color="#ccccff" draw:textarea-horizontal-align="center" draw:textarea-vertical-align="middle"/>
    </style:style>
    <style:style style:name="gr21" style:family="graphic" style:parent-style-name="standard">
      <style:graphic-properties svg:stroke-width="0.4cm" svg:stroke-color="#0047ff" draw:marker-start-width="0.9cm" draw:marker-end="Arrow" draw:marker-end-width="0.9cm" draw:textarea-horizontal-align="center" draw:textarea-vertical-align="middle" fo:padding-top="0.2cm" fo:padding-bottom="0.2cm" fo:padding-left="0.2cm" fo:padding-right="0.2cm"/>
    </style:style>
    <style:style style:name="gr22" style:family="graphic" style:parent-style-name="objectwithoutfill">
      <style:graphic-properties draw:stroke="dash" draw:stroke-dash="Fine_20_Dashed" svg:stroke-color="#800000" draw:fill="none" draw:textarea-horizontal-align="center" draw:textarea-vertical-align="middle"/>
    </style:style>
    <style:style style:name="gr23" style:family="graphic" style:parent-style-name="standard">
      <style:graphic-properties draw:fill="solid" draw:fill-color="#ff8080" draw:textarea-horizontal-align="center" draw:textarea-vertical-align="middle"/>
    </style:style>
    <style:style style:name="gr24" style:family="graphic" style:parent-style-name="standard">
      <style:graphic-properties draw:fill-color="#ccccff" draw:textarea-horizontal-align="center" draw:textarea-vertical-align="middle"/>
    </style:style>
    <style:style style:name="gr25" style:family="graphic" style:parent-style-name="objectwithoutfill" style:list-style-name="L1">
      <style:graphic-properties draw:stroke="dash" draw:stroke-dash="Ultrafine_20_Dashed" svg:stroke-color="#800000" draw:fill="none" draw:textarea-horizontal-align="center" draw:textarea-vertical-align="middle"/>
    </style:style>
    <style:style style:name="gr26" style:family="graphic" style:parent-style-name="standard">
      <style:graphic-properties svg:stroke-width="0.2cm" svg:stroke-color="#0047ff" draw:marker-start="Arrow" draw:marker-start-width="0.6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27" style:family="graphic" style:parent-style-name="standard">
      <style:graphic-properties draw:fill="solid" draw:fill-color="#ffffff" draw:textarea-horizontal-align="center" draw:textarea-vertical-align="middle"/>
    </style:style>
    <style:style style:name="gr28" style:family="graphic" style:parent-style-name="standard">
      <style:graphic-properties draw:fill="solid" draw:fill-color="#cccccc" draw:textarea-horizontal-align="center" draw:textarea-vertical-align="middle"/>
    </style:style>
    <style:style style:name="gr29" style:family="graphic" style:parent-style-name="standard">
      <style:graphic-properties draw:stroke="dash" draw:stroke-dash="Fine_20_Dotted" draw:fill="solid" draw:fill-color="#ccccff" draw:textarea-horizontal-align="center" draw:textarea-vertical-align="middle"/>
    </style:style>
    <style:style style:name="pr1" style:family="presentation" style:parent-style-name="Varsayılan-notes">
      <style:graphic-properties draw:fill-color="#ffffff" fo:min-height="11.41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.1cm" fo:margin-bottom="0.1cm" fo:line-height="100%" fo:text-align="center" text:enable-numbering="false" fo:text-indent="0cm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text-properties fo:font-size="44pt" fo:font-weight="bold"/>
    </style:style>
    <style:style style:name="P6" style:family="paragraph">
      <style:text-properties fo:font-size="14pt"/>
    </style:style>
    <style:style style:name="P7" style:family="paragraph">
      <style:text-properties fo:font-size="24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size="14pt"/>
    </style:style>
    <style:style style:name="P11" style:family="paragraph">
      <style:paragraph-properties fo:margin-left="1.2cm" fo:margin-right="0cm" fo:margin-top="0.5cm" fo:margin-bottom="0.5cm" fo:line-height="100%" text:enable-numbering="true" fo:text-indent="-0.6cm"/>
    </style:style>
    <style:style style:name="P12" style:family="paragraph">
      <style:paragraph-properties text:enable-numbering="true"/>
      <style:text-properties fo:font-size="22pt"/>
    </style:style>
    <style:style style:name="P13" style:family="paragraph">
      <style:paragraph-properties fo:margin-left="1.2cm" fo:margin-right="0cm" fo:margin-top="0.6cm" fo:margin-bottom="0.6cm" fo:line-height="100%" text:enable-numbering="true" fo:text-indent="-0.6cm"/>
    </style:style>
    <style:style style:name="P14" style:family="paragraph">
      <style:paragraph-properties fo:margin-left="0cm" fo:margin-right="0cm" text:enable-numbering="true" fo:text-indent="0cm"/>
      <style:text-properties fo:font-size="18pt"/>
    </style:style>
    <style:style style:name="P15" style:family="paragraph">
      <style:text-properties fo:font-size="18pt" style:text-underline-style="solid" style:text-underline-width="auto" style:text-underline-color="font-color" fo:font-weight="bold"/>
    </style:style>
    <style:style style:name="P16" style:family="paragraph">
      <style:paragraph-properties fo:margin-left="1.2cm" fo:margin-right="0cm" fo:margin-top="0.2cm" fo:margin-bottom="0.2cm" fo:line-height="100%" text:enable-numbering="true" fo:text-indent="-0.6cm"/>
    </style:style>
    <style:style style:name="P17" style:family="paragraph">
      <style:paragraph-properties text:enable-numbering="true"/>
      <style:text-properties fo:font-size="18pt"/>
    </style:style>
    <style:style style:name="P18" style:family="paragraph">
      <style:paragraph-properties fo:margin-left="0cm" fo:margin-right="0cm" fo:margin-top="0.2cm" fo:margin-bottom="0.2cm" fo:line-height="100%" fo:text-align="center" text:enable-numbering="false" fo:text-indent="0cm"/>
    </style:style>
    <style:style style:name="P19" style:family="paragraph">
      <style:paragraph-properties fo:margin-left="0cm" fo:margin-right="0cm" fo:margin-top="0.2cm" fo:margin-bottom="0.2cm" fo:line-height="100%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1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P20" style:family="paragraph">
      <style:paragraph-properties fo:text-align="center"/>
      <style:text-properties fo:font-size="14pt"/>
    </style:style>
    <style:style style:name="P21" style:family="paragraph">
      <style:paragraph-properties fo:text-align="center"/>
      <style:text-properties fo:font-size="22pt"/>
    </style:style>
    <style:style style:name="P22" style:family="paragraph">
      <style:paragraph-properties fo:text-align="center"/>
      <style:text-properties fo:font-size="14pt" fo:font-weight="normal"/>
    </style:style>
    <style:style style:name="P23" style:family="paragraph">
      <style:paragraph-properties fo:margin-left="1.2cm" fo:margin-right="0cm" fo:margin-top="0.3cm" fo:margin-bottom="0.3cm" fo:line-height="100%" text:enable-numbering="true" fo:text-indent="-0.6cm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.2cm" fo:margin-bottom="0.2cm" fo:line-height="100%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1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P26" style:family="paragraph">
      <style:paragraph-properties fo:margin-left="0cm" fo:margin-right="0cm" fo:text-align="center" fo:text-indent="0cm"/>
      <style:text-properties fo:font-size="18pt"/>
    </style:style>
    <style:style style:name="P27" style:family="paragraph">
      <style:paragraph-properties fo:margin-left="0cm" fo:margin-right="0cm" fo:text-align="center" fo:text-indent="0cm"/>
      <style:text-properties fo:font-size="18pt" fo:font-weight="bold"/>
    </style:style>
    <style:style style:name="P28" style:family="paragraph">
      <style:paragraph-properties fo:margin-left="1.2cm" fo:margin-right="0cm" fo:margin-top="0.4cm" fo:margin-bottom="0.4cm" fo:line-height="100%" text:enable-numbering="true" fo:text-indent="-0.6cm"/>
    </style:style>
    <style:style style:name="T1" style:family="text">
      <style:text-properties style:use-window-font-color="true" style:text-outline="false" style:text-line-through-style="none" fo:font-family="'Bitstream Vera Serif'" style:font-family-generic="roman" style:font-pitch="variable" fo:font-size="1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2" style:family="text">
      <style:text-properties fo:font-size="44pt" fo:font-weight="bold"/>
    </style:style>
    <style:style style:name="T3" style:family="text">
      <style:text-properties fo:font-size="14pt"/>
    </style:style>
    <style:style style:name="T4" style:family="text">
      <style:text-properties fo:font-size="24pt"/>
    </style:style>
    <style:style style:name="T5" style:family="text">
      <style:text-properties style:use-window-font-color="true" style:text-outline="false" style:text-line-through-style="none" fo:font-family="'Bitstream Vera Serif'" style:font-family-generic="roman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'Bitstream Vera Serif'" style:font-family-generic="roman" style:font-pitch="variable" fo:font-size="1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7" style:family="text">
      <style:text-properties fo:font-size="18pt" style:text-underline-style="solid" style:text-underline-width="auto" style:text-underline-color="font-color" fo:font-weight="bold"/>
    </style:style>
    <style:style style:name="T8" style:family="text"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T9" style:family="text">
      <style:text-properties fo:font-size="14pt" fo:font-weight="normal"/>
    </style:style>
    <style:style style:name="T10" style:family="text">
      <style:text-properties fo:font-size="18pt"/>
    </style:style>
    <style:style style:name="T11" style:family="text">
      <style:text-properties fo:font-size="18pt" fo:font-weight="bold"/>
    </style:style>
    <style:style style:name="T12" style:family="text"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run" draw:style-name="dp1" draw:master-page-name="Varsayılan">
        <office:forms form:automatic-focus="false" form:apply-design-mode="false"/>
        <draw:g>
          <draw:g>
            <draw:rect draw:style-name="gr1" draw:text-style-name="P1" draw:layer="layout" svg:width="11.544cm" svg:height="11.544cm" svg:x="3.545cm" svg:y="5.448cm" draw:corner-radius="0.5cm">
              <text:p text:style-name="P2"/>
            </draw:rect>
            <draw:frame draw:style-name="gr2" draw:layer="layout" svg:width="2.931cm" svg:height="0.987cm" svg:x="7.791cm" svg:y="17.363cm">
              <draw:text-box>
                <text:p text:style-name="P2">Sistem</text:p>
              </draw:text-box>
            </draw:frame>
            <draw:polygon draw:style-name="gr3" draw:text-style-name="P1" draw:layer="layout" svg:width="1.856cm" svg:height="2.721cm" svg:x="4.246cm" svg:y="6.479cm" svg:viewBox="0 0 1857 2722" draw:points="536,41 413,454 0,1443 1484,2721 1856,1154 1237,0">
              <text:p text:style-name="P2"/>
            </draw:polygon>
            <draw:polygon draw:style-name="gr4" draw:text-style-name="P1" draw:layer="layout" svg:width="8.204cm" svg:height="5.565cm" svg:x="4.246cm" svg:y="7.469cm" svg:viewBox="0 0 8205 5566" draw:points="2391,0 1278,2597 248,1896 0,4617 8204,5565 3134,2927">
              <text:p text:style-name="P2"/>
            </draw:polygon>
            <draw:polygon draw:style-name="gr5" draw:text-style-name="P1" draw:layer="layout" svg:width="4.04cm" svg:height="3.71cm" svg:x="6.844cm" svg:y="6.438cm" svg:viewBox="0 0 4041 3711" draw:points="0,0 1319,3710 4040,371">
              <text:p text:style-name="P2"/>
            </draw:polygon>
            <draw:polygon draw:style-name="gr6" draw:text-style-name="P1" draw:layer="layout" svg:width="5.689cm" svg:height="9.359cm" svg:x="8.74cm" svg:y="6.355cm" svg:viewBox="0 0 5690 9360" draw:points="4824,0 0,4288 4370,2433 4246,9359 5689,5525">
              <text:p text:style-name="P2"/>
            </draw:polygon>
            <draw:polygon draw:style-name="gr7" draw:text-style-name="P1" draw:layer="layout" svg:width="7.38cm" svg:height="3.505cm" svg:x="4.823cm" svg:y="13.075cm" svg:viewBox="0 0 7381 3506" draw:points="0,83 4783,3505 7380,1278 4577,2062 5484,42 3051,413 784,0">
              <text:p text:style-name="P2"/>
            </draw:polygon>
            <draw:polygon draw:style-name="gr8" draw:text-style-name="P1" draw:layer="layout" svg:width="2.35cm" svg:height="2.392cm" svg:x="10.265cm" svg:y="9.818cm" svg:viewBox="0 0 2351 2393" draw:points="0,1155 2309,0 2350,2392 248,1320">
              <text:p text:style-name="P2"/>
            </draw:polygon>
            <draw:polygon draw:style-name="gr5" draw:text-style-name="P1" draw:layer="layout" svg:width="3.463cm" svg:height="3.669cm" svg:x="4.04cm" svg:y="12.622cm" svg:viewBox="0 0 3464 3670" draw:points="0,288 0,3669 3463,3669 2350,2515 1278,3174 619,3174 825,2391 206,1773 783,0">
              <text:p text:style-name="P2"/>
            </draw:polygon>
          </draw:g>
        </draw:g>
        <draw:rect draw:style-name="gr9" draw:text-style-name="P4" draw:layer="layout" svg:width="3.546cm" svg:height="3.546cm" svg:x="20.861cm" svg:y="9.612cm">
          <text:p text:style-name="P3"><text:span text:style-name="T1">Web</text:span></text:p>
          <text:p text:style-name="P3"><text:span text:style-name="T1">Tabanlı</text:span></text:p>
          <text:p text:style-name="P3"><text:span text:style-name="T1">Uygulama</text:span></text:p>
        </draw:rect>
        <draw:line draw:style-name="gr10" draw:text-style-name="P1" draw:layer="layout" svg:x1="20.29cm" svg:y1="11.443cm" svg:x2="15.755cm" svg:y2="11.443cm">
          <text:p text:style-name="P2"/>
        </draw:line>
        <draw:frame draw:style-name="gr2" draw:text-style-name="P5" draw:layer="layout" svg:width="5.239cm" svg:height="1.83cm" svg:x="11.184cm" svg:y="1.861cm">
          <draw:text-box>
            <text:p text:style-name="P2"><text:span text:style-name="T2">Sorun</text:span></text:p>
          </draw:text-box>
        </draw:frame>
        <draw:frame draw:style-name="gr2" draw:text-style-name="P6" draw:layer="layout" svg:width="1.666cm" svg:height="0.581cm" svg:x="7.792cm" svg:y="7.339cm">
          <draw:text-box>
            <text:p text:style-name="P2"><text:span text:style-name="T3">Kernel</text:span></text:p>
          </draw:text-box>
        </draw:frame>
        <draw:frame draw:style-name="gr2" draw:text-style-name="P6" draw:layer="layout" svg:width="1.865cm" svg:height="0.581cm" svg:x="7.132cm" svg:y="13.893cm">
          <draw:text-box>
            <text:p text:style-name="P2"><text:span text:style-name="T3">Apache</text:span></text:p>
          </draw:text-box>
        </draw:frame>
        <draw:frame draw:style-name="gr2" draw:text-style-name="P6" draw:layer="layout" svg:width="1.865cm" svg:height="0.581cm" svg:x="11.791cm" svg:y="8.081cm">
          <draw:text-box>
            <text:p text:style-name="P2"><text:span text:style-name="T3">MySQL</text:span></text:p>
          </draw:text-box>
        </draw:frame>
        <draw:frame draw:style-name="gr2" draw:text-style-name="P6" draw:layer="layout" svg:width="2.186cm" svg:height="0.581cm" svg:x="5.483cm" svg:y="11.172cm">
          <draw:text-box>
            <text:p text:style-name="P2"><text:span text:style-name="T3">X Server</text:span></text:p>
          </draw:text-box>
        </draw:frame>
        <draw:frame draw:style-name="gr2" draw:text-style-name="P6" draw:layer="layout" svg:width="1.128cm" svg:height="0.581cm" svg:x="11.172cm" svg:y="10.76cm">
          <draw:text-box>
            <text:p text:style-name="P2"><text:span text:style-name="T3">KDE</text:span></text:p>
          </draw:text-box>
        </draw:frame>
        <draw:frame draw:style-name="gr2" draw:text-style-name="P6" draw:layer="layout" svg:width="2.034cm" svg:height="0.581cm" svg:x="4.876cm" svg:y="15.76cm">
          <draw:text-box>
            <text:p text:style-name="P2"><text:span text:style-name="T3">adduser</text:span></text:p>
          </draw:text-box>
        </draw:frame>
        <draw:frame draw:style-name="gr2" draw:text-style-name="P6" draw:layer="layout" svg:width="1.17cm" svg:height="0.581cm" svg:x="4.618cm" svg:y="7.379cm">
          <draw:text-box>
            <text:p text:style-name="P2"><text:span text:style-name="T3">cups</text:span></text:p>
          </draw:text-box>
        </draw:frame>
        <draw:frame draw:style-name="gr2" draw:text-style-name="P7" draw:layer="layout" svg:width="2.428cm" svg:height="0.987cm" svg:x="21.444cm" svg:y="13.328cm">
          <draw:text-box>
            <text:p text:style-name="P2"><text:span text:style-name="T4">Paket</text:span></text:p>
          </draw:text-box>
        </draw:frame>
        <presentation:notes draw:style-name="dp2">
          <draw:page-thumbnail draw:layer="layout" svg:width="13.705cm" svg:height="10.279cm" svg:x="3.641cm" svg:y="2.853cm" draw:page-number="1" presentation:class="page"/>
          <draw:frame presentation:style-name="pr1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Çözüm" draw:style-name="dp1" draw:master-page-name="Varsayılan">
        <office:forms form:automatic-focus="false" form:apply-design-mode="false"/>
        <draw:rect draw:style-name="gr1" draw:text-style-name="P1" draw:layer="layout" svg:width="11.544cm" svg:height="11.544cm" svg:x="3.545cm" svg:y="5.448cm" draw:corner-radius="0.5cm">
          <text:p text:style-name="P2"/>
        </draw:rect>
        <draw:frame draw:style-name="gr2" draw:layer="layout" svg:width="2.931cm" svg:height="0.987cm" svg:x="7.791cm" svg:y="17.363cm">
          <draw:text-box>
            <text:p text:style-name="P2">Sistem</text:p>
          </draw:text-box>
        </draw:frame>
        <draw:rect draw:style-name="gr9" draw:text-style-name="P4" draw:layer="layout" svg:width="3.546cm" svg:height="3.546cm" svg:x="20.861cm" svg:y="9.612cm">
          <text:p text:style-name="P3"><text:span text:style-name="T1">Web</text:span></text:p>
          <text:p text:style-name="P3"><text:span text:style-name="T1">Tabanlı</text:span></text:p>
          <text:p text:style-name="P3"><text:span text:style-name="T1">Uygulama</text:span></text:p>
        </draw:rect>
        <draw:line draw:style-name="gr10" draw:text-style-name="P1" draw:layer="layout" svg:x1="20.29cm" svg:y1="11.443cm" svg:x2="15.755cm" svg:y2="11.443cm">
          <text:p text:style-name="P2"/>
        </draw:line>
        <draw:frame draw:style-name="gr2" draw:text-style-name="P5" draw:layer="layout" svg:width="5.929cm" svg:height="1.83cm" svg:x="11.184cm" svg:y="1.861cm">
          <draw:text-box>
            <text:p text:style-name="P2"><text:span text:style-name="T2">Çözüm</text:span></text:p>
          </draw:text-box>
        </draw:frame>
        <draw:rect draw:style-name="gr11" draw:text-style-name="P10" draw:layer="layout" svg:width="3.174cm" svg:height="3.174cm" svg:x="7.768cm" svg:y="6.066cm">
          <text:p text:style-name="P9"><text:span text:style-name="T3">Kullanıcı</text:span></text:p>
          <text:p text:style-name="P9"><text:span text:style-name="T3">Yönetimi</text:span></text:p>
        </draw:rect>
        <draw:rect draw:style-name="gr12" draw:text-style-name="P10" draw:layer="layout" svg:width="3.174cm" svg:height="3.174cm" svg:x="4.068cm" svg:y="9.666cm">
          <text:p text:style-name="P9"><text:span text:style-name="T3">Yazıcı</text:span></text:p>
          <text:p text:style-name="P9"><text:span text:style-name="T3">Hizmetleri</text:span></text:p>
        </draw:rect>
        <draw:rect draw:style-name="gr13" draw:text-style-name="P10" draw:layer="layout" svg:width="3.174cm" svg:height="3.174cm" svg:x="7.768cm" svg:y="13.266cm">
          <text:p text:style-name="P9"><text:span text:style-name="T3">Ağ</text:span></text:p>
          <text:p text:style-name="P9"><text:span text:style-name="T3">Sunucuları</text:span></text:p>
        </draw:rect>
        <draw:rect draw:style-name="gr14" draw:text-style-name="P10" draw:layer="layout" svg:width="3.174cm" svg:height="3.174cm" svg:x="11.368cm" svg:y="9.666cm">
          <text:p text:style-name="P9"><text:span text:style-name="T3">Veritabanı</text:span></text:p>
          <text:p text:style-name="P9"><text:span text:style-name="T3">Kaynakları</text:span></text:p>
        </draw:rect>
        <draw:frame draw:style-name="gr2" draw:text-style-name="P7" draw:layer="layout" svg:width="2.428cm" svg:height="0.987cm" svg:x="21.444cm" svg:y="13.329cm">
          <draw:text-box>
            <text:p text:style-name="P2"><text:span text:style-name="T4">Paket</text:span></text:p>
          </draw:text-box>
        </draw:frame>
        <presentation:notes draw:style-name="dp2">
          <draw:page-thumbnail draw:layer="layout" svg:width="13.705cm" svg:height="10.279cm" svg:x="3.641cm" svg:y="2.853cm" draw:page-number="2" presentation:class="page"/>
          <draw:frame presentation:style-name="pr1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iğerleri" draw:style-name="dp1" draw:master-page-name="Varsayılan">
        <office:forms form:automatic-focus="false" form:apply-design-mode="false"/>
        <draw:frame draw:style-name="gr2" draw:text-style-name="P5" draw:layer="layout" svg:width="19.234cm" svg:height="1.83cm" svg:x="4.484cm" svg:y="1.861cm">
          <draw:text-box>
            <text:p text:style-name="P2"><text:span text:style-name="T2">Başkaları Ne Yapıyor?</text:span></text:p>
          </draw:text-box>
        </draw:frame>
        <draw:frame draw:style-name="gr2" draw:text-style-name="P12" draw:layer="layout" svg:width="21.522cm" svg:height="7.913cm" svg:x="2.927cm" svg:y="5.772cm">
          <draw:text-box>
            <text:list text:style-name="L1">
              <text:list-item>
                <text:list>
                  <text:list-item>
                    <text:p text:style-name="P11"><text:span text:style-name="T5">Dijkstra görmesin! (CIM, TiVoLi, OpenView...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5">Gemisini kurtaran kaptan! (gnome-mime, kmime...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5">Ortaya karışık! (perl, python, bash, c...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5">Hala Mythical Man Month okumadınız mı? (API ler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5">Erkekseniz teker teker gelin! (*-update, menu...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span text:style-name="T5">NASA onaylı yapılandırma yönetim mühendisi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 presentation:class="page"/>
          <draw:frame presentation:style-name="pr1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Gerekler" draw:style-name="dp1" draw:master-page-name="Varsayılan">
        <office:forms form:automatic-focus="false" form:apply-design-mode="false"/>
        <draw:frame draw:style-name="gr2" draw:text-style-name="P5" draw:layer="layout" svg:width="7.597cm" svg:height="1.83cm" svg:x="10.584cm" svg:y="1.861cm">
          <draw:text-box>
            <text:p text:style-name="P2"><text:span text:style-name="T2">Gerekler</text:span></text:p>
          </draw:text-box>
        </draw:frame>
        <draw:frame draw:style-name="gr15" draw:text-style-name="P14" draw:layer="layout" svg:width="22.552cm" svg:height="3.412cm" svg:x="4.438cm" svg:y="4.837cm">
          <draw:text-box>
            <text:list text:style-name="L1">
              <text:list-item>
                <text:list>
                  <text:list-item>
                    <text:p text:style-name="P13"><text:span text:style-name="T6">Sistem ile uygulamalar arasında bir sözleşme noktası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6">Uygulamalar bilgi ve yeteneklerini paylaşabilmel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3"><text:span text:style-name="T6">Diğer uygulamaların işini üzerine almamalı</text:span></text:p>
                  </text:list-item>
                </text:list>
              </text:list-item>
            </text:list>
          </draw:text-box>
        </draw:frame>
        <draw:g>
          <draw:frame draw:style-name="gr2" draw:text-style-name="P15" draw:layer="layout" svg:width="4.138cm" svg:height="0.746cm" svg:x="4.988cm" svg:y="10.243cm">
            <draw:text-box>
              <text:p text:style-name="P2"><text:span text:style-name="T7">Yapabilirim</text:span></text:p>
            </draw:text-box>
          </draw:frame>
          <draw:frame draw:style-name="gr2" draw:text-style-name="P17" draw:layer="layout" svg:width="8.437cm" svg:height="6.36cm" svg:x="3.659cm" svg:y="11.533cm">
            <draw:text-box>
              <text:list text:style-name="L1">
                <text:list-item>
                  <text:list>
                    <text:list-item>
                      <text:p text:style-name="P16"><text:span text:style-name="T6">HTML yayınlarım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6"><text:span text:style-name="T6">PHP yayınlarım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6"><text:span text:style-name="T6">Kullanıcı eklerim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6"><text:span text:style-name="T6">Yazıcı yönetirim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6"><text:span text:style-name="T6">Donanım işletirim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6"><text:span text:style-name="T6">Veritabanı sunarım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6"><text:span text:style-name="T6">Ağ bağlantısı sağlarım</text:span></text:p>
                    </text:list-item>
                  </text:list>
                </text:list-item>
              </text:list>
            </draw:text-box>
          </draw:frame>
        </draw:g>
        <draw:g>
          <draw:frame draw:style-name="gr2" draw:text-style-name="P15" draw:layer="layout" svg:width="2.597cm" svg:height="0.746cm" svg:x="15.188cm" svg:y="10.243cm">
            <draw:text-box>
              <text:p text:style-name="P2"><text:span text:style-name="T7">İsterim</text:span></text:p>
            </draw:text-box>
          </draw:frame>
          <draw:frame draw:style-name="gr2" draw:text-style-name="P17" draw:layer="layout" svg:width="10.977cm" svg:height="6.36cm" svg:x="13.96cm" svg:y="11.533cm">
            <draw:text-box>
              <text:list text:style-name="L1">
                <text:list-item>
                  <text:list>
                    <text:list-item>
                      <text:p text:style-name="P16"><text:span text:style-name="T6">PHP sunucusu isterim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6"><text:span text:style-name="T6">Kullanıcı açmam lazım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6"><text:span text:style-name="T6">Görsel çıktı vermeliyim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6"><text:span text:style-name="T6">Yazıcıya çıktı verebilirim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6"><text:span text:style-name="T6">Veritabanı istiyorum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6"><text:span text:style-name="T6">Ağ bağlantısı isterim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6"><text:span text:style-name="T6">Eposta filtreleri kullanabilirim</text:span></text:p>
                    </text:list-item>
                  </text:list>
                </text:list-item>
              </text:list>
            </draw:text-box>
          </draw:frame>
        </draw:g>
        <presentation:notes draw:style-name="dp2">
          <draw:page-thumbnail draw:layer="layout" svg:width="13.705cm" svg:height="10.279cm" svg:x="3.641cm" svg:y="2.853cm" draw:page-number="4" presentation:class="page"/>
          <draw:frame presentation:style-name="pr1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Uydurum" draw:style-name="dp1" draw:master-page-name="Varsayılan">
        <office:forms form:automatic-focus="false" form:apply-design-mode="false"/>
        <draw:frame draw:style-name="gr2" draw:text-style-name="P5" draw:layer="layout" svg:width="21.283cm" svg:height="1.83cm" svg:x="3.284cm" svg:y="1.861cm">
          <draw:text-box>
            <text:p text:style-name="P2"><text:span text:style-name="T2">Uygulamaları Uydurmak</text:span></text:p>
          </draw:text-box>
        </draw:frame>
        <draw:g>
          <draw:g>
            <draw:rect draw:style-name="gr16" draw:text-style-name="P19" draw:layer="layout" svg:width="4.329cm" svg:height="4.329cm" svg:x="1.679cm" svg:y="7.389cm">
              <text:p text:style-name="P18"><text:span text:style-name="T6">Üçüncü</text:span></text:p>
              <text:p text:style-name="P18"><text:span text:style-name="T6">Parti</text:span></text:p>
              <text:p text:style-name="P18"><text:span text:style-name="T6">Uygulama</text:span></text:p>
            </draw:rect>
            <draw:g>
              <draw:rect draw:style-name="gr17" draw:text-style-name="P10" draw:layer="layout" svg:width="5.071cm" svg:height="1.401cm" svg:x="6.1cm" svg:y="6.813cm" draw:corner-radius="0.5cm">
                <text:p text:style-name="P9"><text:span text:style-name="T3">Ayar dosyaları</text:span></text:p>
              </draw:rect>
              <draw:rect draw:style-name="gr17" draw:text-style-name="P10" draw:layer="layout" svg:width="5.071cm" svg:height="1.401cm" svg:x="6.101cm" svg:y="8.864cm" draw:corner-radius="0.5cm">
                <text:p text:style-name="P9"><text:span text:style-name="T3">Sinyaller</text:span></text:p>
              </draw:rect>
              <draw:rect draw:style-name="gr17" draw:text-style-name="P10" draw:layer="layout" svg:width="5.071cm" svg:height="1.401cm" svg:x="6.102cm" svg:y="10.915cm" draw:corner-radius="0.5cm">
                <text:p text:style-name="P9"><text:span text:style-name="T3">Komut satırı</text:span></text:p>
              </draw:rect>
            </draw:g>
          </draw:g>
          <draw:rect draw:style-name="gr18" draw:text-style-name="P20" draw:layer="layout" svg:width="10.637cm" svg:height="6.39cm" svg:x="1.12cm" svg:y="6.369cm">
            <text:p text:style-name="P2"/>
          </draw:rect>
        </draw:g>
        <draw:g>
          <draw:rect draw:style-name="gr19" draw:text-style-name="P21" draw:layer="layout" svg:width="6.678cm" svg:height="6.637cm" svg:x="20.232cm" svg:y="6.246cm">
            <text:p text:style-name="P3"><text:span text:style-name="T5">Sistem Modeli</text:span></text:p>
            <text:p text:style-name="P3"><text:span text:style-name="T5"/></text:p>
            <text:p text:style-name="P3"><text:span text:style-name="T8">Uygulama</text:span></text:p>
            <text:p text:style-name="P3"><text:span text:style-name="T8">Yetenek ve</text:span></text:p>
            <text:p text:style-name="P3"><text:span text:style-name="T8">Bilgileri</text:span></text:p>
          </draw:rect>
          <draw:rect draw:style-name="gr20" draw:text-style-name="P22" draw:layer="layout" svg:width="2.762cm" svg:height="1.196cm" svg:x="18.557cm" svg:y="9.051cm" draw:corner-radius="0.5cm">
            <text:p text:style-name="P9"><text:span text:style-name="T9">GÖREV</text:span></text:p>
          </draw:rect>
        </draw:g>
        <draw:line draw:style-name="gr21" draw:text-style-name="P20" draw:layer="layout" svg:x1="17.981cm" svg:y1="9.647cm" svg:x2="12.086cm" svg:y2="9.647cm">
          <text:p text:style-name="P2"/>
        </draw:line>
        <draw:path draw:style-name="gr22" draw:text-style-name="P20" draw:layer="layout" svg:width="3.114cm" svg:height="5.277cm" svg:x="14.094cm" svg:y="6.926cm" svg:viewBox="0 0 3115 5278" svg:d="m1530 247c-606 168-1530 399-1484 850 48 480-179 828 82 1172 213 282 1159 398 660 880-251 243-142 485-165 909-29 528 147 492 247 967 143 683 1135-205 1443-497 368-348-732-666 206-910 697-180 633-772 536-1231-100-476-97-557 0-938 177-691-521-54-494-675 14-321 720-1037-289-673l-371 58">
          <text:p text:style-name="P2"/>
        </draw:path>
        <draw:frame draw:style-name="gr2" draw:text-style-name="P7" draw:layer="layout" svg:width="2.72cm" svg:height="0.987cm" svg:x="14.306cm" svg:y="8.287cm">
          <draw:text-box>
            <text:p text:style-name="P2"><text:span text:style-name="T4">Aracı?</text:span></text:p>
          </draw:text-box>
        </draw:frame>
        <presentation:notes draw:style-name="dp2">
          <draw:page-thumbnail draw:layer="layout" svg:width="13.705cm" svg:height="10.279cm" svg:x="3.641cm" svg:y="2.853cm" draw:page-number="5" presentation:class="page"/>
          <draw:frame presentation:style-name="pr1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acılar" draw:style-name="dp1" draw:master-page-name="Varsayılan">
        <office:forms form:automatic-focus="false" form:apply-design-mode="false"/>
        <draw:frame draw:style-name="gr2" draw:text-style-name="P5" draw:layer="layout" svg:width="14.996cm" svg:height="1.83cm" svg:x="6.384cm" svg:y="1.861cm">
          <draw:text-box>
            <text:p text:style-name="P2"><text:span text:style-name="T2">Kim Bu Aracılar?</text:span></text:p>
          </draw:text-box>
        </draw:frame>
        <draw:frame draw:style-name="gr2" draw:text-style-name="P17" draw:layer="layout" svg:width="19.02cm" svg:height="5.923cm" svg:x="4.162cm" svg:y="5.425cm">
          <draw:text-box>
            <text:list text:style-name="L1">
              <text:list-item>
                <text:list>
                  <text:list-item>
                    <text:p text:style-name="P23"><text:span text:style-name="T6">ÇOMAR Scripting Language (CSL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6">Python tabanlı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6">Ayar dosyaları ve sistem işlemleri için hazır bir kitaplı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6">Uygulamanın her görevi için bir CSL betiğ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6">Uygulama ile birlikte gelece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3"><text:span text:style-name="T6">Uygulamayı en iyi bilen kişi hazırlayac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 presentation:class="page"/>
          <draw:frame presentation:style-name="pr1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odel" draw:style-name="dp1" draw:master-page-name="Varsayılan">
        <office:forms form:automatic-focus="false" form:apply-design-mode="false"/>
        <draw:frame draw:style-name="gr2" draw:text-style-name="P5" draw:layer="layout" svg:width="5.425cm" svg:height="1.83cm" svg:x="11.484cm" svg:y="1.861cm">
          <draw:text-box>
            <text:p text:style-name="P2"><text:span text:style-name="T2">Model</text:span></text:p>
          </draw:text-box>
        </draw:frame>
        <draw:rect draw:style-name="gr23" draw:text-style-name="P24" draw:layer="layout" svg:width="7.379cm" svg:height="2.061cm" svg:x="17.969cm" svg:y="6.308cm" draw:corner-radius="0.5cm">
          <text:p text:style-name="P9"><text:span text:style-name="T10">COMAR Yürütücüsü</text:span></text:p>
        </draw:rect>
        <draw:rect draw:style-name="gr24" draw:text-style-name="P24" draw:layer="layout" svg:width="12.45cm" svg:height="11.296cm" svg:x="2.333cm" svg:y="6.102cm">
          <text:p text:style-name="P2"/>
        </draw:rect>
        <draw:rect draw:style-name="gr23" draw:text-style-name="P24" draw:layer="layout" svg:width="3.38cm" svg:height="1.278cm" svg:x="20.013cm" svg:y="8.011cm" draw:corner-radius="0.5cm">
          <text:p text:style-name="P9"><text:span text:style-name="T10">İletişim</text:span></text:p>
        </draw:rect>
        <draw:rect draw:style-name="gr25" draw:text-style-name="P25" draw:layer="layout" svg:width="6.308cm" svg:height="4.741cm" svg:x="18.67cm" svg:y="12.532cm">
          <text:p text:style-name="P18"><text:span text:style-name="T6">Kullanıcı</text:span></text:p>
          <text:p text:style-name="P18"><text:span text:style-name="T6">Grafik</text:span></text:p>
          <text:p text:style-name="P18"><text:span text:style-name="T6">Arayüzleri</text:span></text:p>
          <text:p text:style-name="P18"><text:span text:style-name="T6">( PİSİ, TASMA )</text:span></text:p>
        </draw:rect>
        <draw:line draw:style-name="gr26" draw:text-style-name="P24" draw:layer="layout" svg:x1="21.792cm" svg:y1="12.327cm" svg:x2="21.792cm" svg:y2="9.606cm">
          <text:p text:style-name="P2"/>
        </draw:line>
        <draw:line draw:style-name="gr26" draw:text-style-name="P24" draw:layer="layout" svg:x1="15.032cm" svg:y1="7.372cm" svg:x2="17.753cm" svg:y2="7.372cm">
          <text:p text:style-name="P2"/>
        </draw:line>
        <draw:rect draw:style-name="gr27" draw:text-style-name="P24" draw:layer="layout" svg:width="2.886cm" svg:height="1.319cm" svg:x="2.81cm" svg:y="6.556cm" draw:corner-radius="0.5cm">
          <text:p text:style-name="P9"><text:span text:style-name="T10">Net</text:span></text:p>
        </draw:rect>
        <draw:rect draw:style-name="gr27" draw:text-style-name="P24" draw:layer="layout" svg:width="2.886cm" svg:height="1.319cm" svg:x="5.11cm" svg:y="8.157cm" draw:corner-radius="0.5cm">
          <text:p text:style-name="P9"><text:span text:style-name="T10">NIC</text:span></text:p>
        </draw:rect>
        <draw:rect draw:style-name="gr28" draw:text-style-name="P26" draw:layer="layout" svg:width="5.201cm" svg:height="1.319cm" svg:x="8.61cm" svg:y="8.158cm" draw:corner-radius="0.5cm">
          <text:p text:style-name="P9"><text:span text:style-name="T10">pppd.csl</text:span></text:p>
        </draw:rect>
        <draw:rect draw:style-name="gr28" draw:text-style-name="P26" draw:layer="layout" svg:width="5.201cm" svg:height="1.319cm" svg:x="8.611cm" svg:y="9.859cm" draw:corner-radius="0.5cm">
          <text:p text:style-name="P9"><text:span text:style-name="T10">ethtool.csl</text:span></text:p>
        </draw:rect>
        <draw:rect draw:style-name="gr28" draw:text-style-name="P26" draw:layer="layout" svg:width="5.201cm" svg:height="1.319cm" svg:x="8.612cm" svg:y="11.56cm" draw:corner-radius="0.5cm">
          <text:p text:style-name="P9"><text:span text:style-name="T10">ssh.csl</text:span></text:p>
        </draw:rect>
        <draw:rect draw:style-name="gr27" draw:text-style-name="P24" draw:layer="layout" svg:width="2.886cm" svg:height="1.319cm" svg:x="5.11cm" svg:y="13.458cm" draw:corner-radius="0.5cm">
          <text:p text:style-name="P9"><text:span text:style-name="T10">Server</text:span></text:p>
        </draw:rect>
        <draw:rect draw:style-name="gr28" draw:text-style-name="P26" draw:layer="layout" svg:width="5.201cm" svg:height="1.319cm" svg:x="8.613cm" svg:y="13.461cm" draw:corner-radius="0.5cm">
          <text:p text:style-name="P9"><text:span text:style-name="T10">apache.csl</text:span></text:p>
        </draw:rect>
        <draw:rect draw:style-name="gr29" draw:text-style-name="P27" draw:layer="layout" svg:width="2.886cm" svg:height="1.319cm" svg:x="2.81cm" svg:y="15.457cm" draw:corner-radius="0.5cm">
          <text:p text:style-name="P9"><text:span text:style-name="T11">. . .</text:span></text:p>
        </draw:rect>
        <presentation:notes draw:style-name="dp2">
          <draw:page-thumbnail draw:layer="layout" svg:width="13.705cm" svg:height="10.279cm" svg:x="3.641cm" svg:y="2.853cm" draw:page-number="7" presentation:class="page"/>
          <draw:frame presentation:style-name="pr1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Yaklaşım" draw:style-name="dp1" draw:master-page-name="Varsayılan">
        <office:forms form:automatic-focus="false" form:apply-design-mode="false"/>
        <draw:frame draw:style-name="gr2" draw:text-style-name="P5" draw:layer="layout" svg:width="11.597cm" svg:height="1.83cm" svg:x="8.084cm" svg:y="1.861cm">
          <draw:text-box>
            <text:p text:style-name="P2"><text:span text:style-name="T2">Yaklaşımımız</text:span></text:p>
          </draw:text-box>
        </draw:frame>
        <draw:frame draw:style-name="gr15" draw:text-style-name="P14" draw:layer="layout" svg:width="25.519cm" svg:height="9.303cm" svg:x="1.801cm" svg:y="5.524cm">
          <draw:text-box>
            <text:list text:style-name="L1">
              <text:list-item>
                <text:list>
                  <text:list-item>
                    <text:p text:style-name="P28"><text:span text:style-name="T12">Entegrasyon bilgisi merkezde değil paketlerd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Görevler betikler aracılığıyla aktarılıyo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Uygulamalar arası yapılandırma sorunlarına yönelik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Kapsayıcı bir sistem modeli va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Betikleri işletecek bir işletici va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Yetki denetimi, profil gibi özellikler sağlıyo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8"><text:span text:style-name="T12">Yazılımlara dokunmuyoru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 presentation:class="page"/>
          <draw:frame presentation:style-name="pr1" draw:text-style-name="P8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tr" fo:country="TR" style:font-family-asian="'Bitstream Vera Sans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arsayıl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text-emphasize="none" style:font-relief="none"/>
    </style:style>
    <style:style style:name="Varsayıl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Varsayılan-background" style:family="presentation">
      <style:graphic-properties draw:stroke="none" draw:fill="none"/>
    </style:style>
    <style:style style:name="Varsayılan-backgroundobjects" style:family="presentation">
      <style:graphic-properties draw:shadow="hidden" draw:shadow-offset-x="0.3cm" draw:shadow-offset-y="0.3cm" draw:shadow-color="#808080"/>
    </style:style>
    <style:style style:name="Varsayıl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text-emphasize="none" style:font-relief="none"/>
    </style:style>
    <style:style style:name="Varsayıl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Varsayılan-outline2" style:family="presentation" style:parent-style-name="Varsayıl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Varsayılan" style:page-layout-name="PM1" draw:style-name="dp1">
      <draw:frame presentation:style-name="Varsayılan-title" draw:layer="backgroundobjects" svg:width="23.91cm" svg:height="3.506cm" svg:x="2.057cm" svg:y="1.743cm" presentation:class="title" presentation:placeholder="true">
        <draw:text-box/>
      </draw:frame>
      <draw:frame presentation:style-name="Varsayılan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Varsayılan-title" draw:layer="backgroundobjects" svg:width="13.705cm" svg:height="10.279cm" svg:x="3.641cm" svg:y="2.853cm" presentation:class="page"/>
        <draw:frame presentation:style-name="Varsayılan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3$Linux OpenOffice.org_project/680m113$Build-8930</meta:generator>
    <meta:creation-date>2005-04-26T22:43:22</meta:creation-date>
    <dc:creator>Gürer Özen</dc:creator>
    <dc:date>2005-10-02T00:11:16</dc:date>
    <dc:language>tr-TR</dc:language>
    <meta:editing-cycles>24</meta:editing-cycles>
    <meta:editing-duration>PT3H0M16S</meta:editing-duration>
    <meta:user-defined meta:name="Info 1"/>
    <meta:user-defined meta:name="Info 2"/>
    <meta:user-defined meta:name="Info 3"/>
    <meta:user-defined meta:name="Info 4"/>
    <meta:document-statistic meta:object-count="100"/>
  </office:meta>
</office:document-meta>
</file>